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1.9cm" svg:height="1.3cm" svg:x="9cm" svg:y="1.8cm">
          <text:p text:style-name="P1">Begin</text:p>
        </draw:ellipse>
        <draw:custom-shape draw:style-name="gr2" draw:text-style-name="P1" draw:layer="layout" svg:width="5cm" svg:height="2.4cm" svg:x="7.4cm" svg:y="6.4cm">
          <text:p text:style-name="P1">Years&lt;=2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3.6cm" svg:height="2.3cm" svg:x="3.1cm" svg:y="10.3cm">
          <text:p text:style-name="P1">Heads = </text:p>
          <text:p text:style-name="P1">Years * 3</text:p>
        </draw:rect>
        <draw:line draw:style-name="gr3" draw:text-style-name="P1" draw:layer="layout" svg:x1="7.6cm" svg:y1="7.6cm" svg:x2="5.1cm" svg:y2="7.6cm">
          <text:p/>
        </draw:line>
        <draw:line draw:style-name="gr3" draw:text-style-name="P1" draw:layer="layout" svg:x1="5.2cm" svg:y1="10.4cm" svg:x2="5.2cm" svg:y2="7.6cm">
          <text:p/>
        </draw:line>
        <draw:custom-shape draw:style-name="gr2" draw:text-style-name="P1" draw:layer="layout" svg:width="5cm" svg:height="2.4cm" svg:x="12.6cm" svg:y="9.6cm">
          <text:p text:style-name="P1">Years &lt;= 3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4.4cm" svg:height="2.8cm" svg:x="8cm" svg:y="13.6cm">
          <text:p text:style-name="P1">Heads = </text:p>
          <text:p text:style-name="P1">(Years — 200)*</text:p>
          <text:p text:style-name="P1">*2 + 600</text:p>
        </draw:rect>
        <draw:rect draw:style-name="gr1" draw:text-style-name="P1" draw:layer="layout" svg:width="3.5cm" svg:height="2.8cm" svg:x="16cm" svg:y="14.2cm">
          <text:p text:style-name="P1">Heads =</text:p>
          <text:p text:style-name="P1">800 +</text:p>
          <text:p text:style-name="P1">Years - 300</text:p>
        </draw:rect>
        <draw:line draw:style-name="gr3" draw:text-style-name="P1" draw:layer="layout" svg:x1="12.4cm" svg:y1="7.6cm" svg:x2="15.3cm" svg:y2="7.6cm">
          <text:p/>
        </draw:line>
        <draw:line draw:style-name="gr3" draw:text-style-name="P1" draw:layer="layout" svg:x1="15.2cm" svg:y1="7.6cm" svg:x2="15.2cm" svg:y2="9.7cm">
          <text:p/>
        </draw:line>
        <draw:line draw:style-name="gr3" draw:text-style-name="P1" draw:layer="layout" svg:x1="17.7cm" svg:y1="10.8cm" svg:x2="18.7cm" svg:y2="10.8cm">
          <text:p/>
        </draw:line>
        <draw:line draw:style-name="gr3" draw:text-style-name="P1" draw:layer="layout" svg:x1="18.9cm" svg:y1="14.2cm" svg:x2="18.9cm" svg:y2="10.8cm">
          <text:p/>
        </draw:line>
        <draw:line draw:style-name="gr3" draw:text-style-name="P1" draw:layer="layout" svg:x1="10.5cm" svg:y1="13.5cm" svg:x2="10.5cm" svg:y2="10.9cm">
          <text:p/>
        </draw:line>
        <draw:line draw:style-name="gr3" draw:text-style-name="P1" draw:layer="layout" svg:x1="12.7cm" svg:y1="10.8cm" svg:x2="10.5cm" svg:y2="10.8cm">
          <text:p/>
        </draw:line>
        <draw:line draw:style-name="gr3" draw:text-style-name="P1" draw:layer="layout" svg:x1="10.6cm" svg:y1="16.5cm" svg:x2="10.6cm" svg:y2="18cm">
          <text:p/>
        </draw:line>
        <draw:line draw:style-name="gr3" draw:text-style-name="P1" draw:layer="layout" svg:x1="18.2cm" svg:y1="17cm" svg:x2="18.2cm" svg:y2="18.2cm">
          <text:p/>
        </draw:line>
        <draw:line draw:style-name="gr3" draw:text-style-name="P1" draw:layer="layout" svg:x1="10.5cm" svg:y1="18cm" svg:x2="18.3cm" svg:y2="18cm">
          <text:p/>
        </draw:line>
        <draw:line draw:style-name="gr3" draw:text-style-name="P1" draw:layer="layout" svg:x1="14.4cm" svg:y1="19.9cm" svg:x2="14.4cm" svg:y2="18cm">
          <text:p/>
        </draw:line>
        <draw:line draw:style-name="gr3" draw:text-style-name="P1" draw:layer="layout" svg:x1="5.2cm" svg:y1="12.6cm" svg:x2="5.2cm" svg:y2="19.9cm">
          <text:p/>
        </draw:line>
        <draw:line draw:style-name="gr3" draw:text-style-name="P1" draw:layer="layout" svg:x1="14.5cm" svg:y1="20.1cm" svg:x2="5.1cm" svg:y2="20.1cm">
          <text:p/>
        </draw:line>
        <draw:line draw:style-name="gr3" draw:text-style-name="P1" draw:layer="layout" svg:x1="9.6cm" svg:y1="22.2cm" svg:x2="9.6cm" svg:y2="20.1cm">
          <text:p/>
        </draw:line>
        <draw:rect draw:style-name="gr1" draw:text-style-name="P1" draw:layer="layout" svg:width="3.9cm" svg:height="2.8cm" svg:x="7.6cm" svg:y="22.4cm">
          <text:p text:style-name="P1">Eyes =</text:p>
          <text:p text:style-name="P1">Heads * 2</text:p>
        </draw:rect>
        <draw:custom-shape draw:style-name="gr2" draw:text-style-name="P1" draw:layer="layout" svg:width="3.5cm" svg:height="1.9cm" svg:x="14.2cm" svg:y="22.6cm">
          <text:p text:style-name="P1">Heads</text:p>
          <text:p text:style-name="P1">ey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1" draw:layer="layout" svg:width="3.2cm" svg:height="1.9cm" svg:x="14.3cm" svg:y="26.5cm">
          <text:p text:style-name="P1">end</text:p>
        </draw:ellipse>
        <draw:line draw:style-name="gr3" draw:text-style-name="P1" draw:layer="layout" svg:x1="11.5cm" svg:y1="23.8cm" svg:x2="14.2cm" svg:y2="23.5cm">
          <text:p/>
        </draw:line>
        <draw:line draw:style-name="gr3" draw:text-style-name="P1" draw:layer="layout" svg:x1="15.9cm" svg:y1="24.4cm" svg:x2="15.9cm" svg:y2="26.6cm">
          <text:p/>
        </draw:line>
        <draw:custom-shape draw:style-name="gr2" draw:text-style-name="P1" draw:layer="layout" svg:width="2.8cm" svg:height="1.7cm" svg:x="8.3cm" svg:y="4cm">
          <text:p text:style-name="P1">yea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9.9cm" svg:y1="3cm" svg:x2="9.9cm" svg:y2="4.1cm">
          <text:p/>
        </draw:line>
        <draw:line draw:style-name="gr3" draw:text-style-name="P1" draw:layer="layout" svg:x1="9.7cm" svg:y1="5.6cm" svg:x2="9.9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4T00:24:22.07</meta:creation-date>
    <dc:date>2018-02-04T00:35:45.13</dc:date>
    <meta:editing-duration>PT11M26S</meta:editing-duration>
    <meta:editing-cycles>1</meta:editing-cycles>
    <meta:document-statistic meta:object-count="29"/>
    <meta:generator>OpenOffice/4.1.3$Win32 OpenOffice.org_project/413m1$Build-9783</meta:generator>
  </office:meta>
</office:document-meta>
</file>